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4.944cm"/>
    </style:style>
    <style:style style:name="ro1" style:family="table-row">
      <style:table-row-properties style:row-height="4.79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1" style:family="text">
      <style:text-properties fo:color="#000000" style:font-name="Calibri" fo:font-size="11pt" style:font-name-asian="Calibri" style:font-size-asian="11pt" style:font-name-complex="Calibri" style:font-size-complex="6.30000019073486pt"/>
    </style:style>
    <style:style style:name="T2" style:family="tex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6.30000019073486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row table:style-name="ro1">
          <table:table-cell table:style-name="ce1" office:value-type="string">
            <text:p><text:span text:style-name="T1">Un éditeur souhaite installer une base de données pour mémoriser les informations suivantes : </text:span></text:p>
            <text:p><text:span text:style-name="T2">- Les livres sont identifiés par leur no ISBN. </text:span></text:p>
            <text:p><text:span text:style-name="T1">- Un livre possède un titre et un prix de vente. </text:span></text:p>
            <text:p><text:span text:style-name="T2">- Il est écrit par un ou plusieurs auteurs. </text:span></text:p>
            <text:p><text:span text:style-name="T2">- Chaque livre est tiré en une ou plusieurs éditions, datées et identifiées par leur ordre (première édition, seconde édition, etc.). </text:span></text:p>
            <text:p><text:span text:style-name="T1">- Chaque édition comporte un certain nombre d'exemplaires. </text:span></text:p>
            <text:p><text:span text:style-name="T2">- Un livre peut être primé (Goncourt, Fémina etc...). </text:span></text:p>
            <text:p><text:span text:style-name="T2">- Les auteurs sont identifiés par leur nom et prénom et peuvent avoir un pseudonyme. </text:span></text:p>
            <text:p><text:span text:style-name="T2">- Pour chaque livre, un auteur perçoit des droits d'auteur, calculés comme un pourcentage du prix de vente (il est aussi fonction du nombre d'auteurs, du tirage, etc.). </text:span></text:p>
            <text:p><text:span text:style-name="T2">- Les libraires (identifiés par leur nom et adresse complète) peuvent envoyer des commandes d'un ou plusieurs livres en quantité quelconque. </text:span></text:p>
          </table:table-cell>
          <table:table-cell table:style-name="Default" table:number-columns-repeated="5"/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table:style-name="Default" office:value-type="string">
            <text:p>Un livre est écrit par un ou plusieurs auteurs.</text:p>
          </table:table-cell>
          <table:table-cell table:style-name="Default" table:number-columns-repeated="5"/>
        </table:table-row>
        <table:table-row table:style-name="ro2">
          <table:table-cell table:style-name="Default" office:value-type="string">
            <text:p>Un livre est tiré en une ou plusieurs éditions.</text:p>
          </table:table-cell>
          <table:table-cell table:style-name="Default" table:number-columns-repeated="5"/>
        </table:table-row>
        <table:table-row table:style-name="ro2">
          <table:table-cell table:style-name="Default" office:value-type="string">
            <text:p>Un édition comporte plusieurs exemplaires.</text:p>
          </table:table-cell>
          <table:table-cell table:style-name="Default" table:number-columns-repeated="5"/>
        </table:table-row>
        <table:table-row table:style-name="ro2">
          <table:table-cell table:style-name="Default" office:value-type="string">
            <text:p>Un livre peut être primé.</text:p>
          </table:table-cell>
          <table:table-cell table:style-name="Default" table:number-columns-repeated="5"/>
        </table:table-row>
        <table:table-row table:style-name="ro2">
          <table:table-cell table:style-name="Default" office:value-type="string">
            <text:p>Plusieurs librairies peuvent commander un ou plusieurs livres.</text:p>
          </table:table-cell>
          <table:table-cell table:style-name="Default" table:number-columns-repeated="5"/>
        </table:table-row>
        <table:table-row table:style-name="ro2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2" office:value-type="string">
            <text:p>Mnémonique</text:p>
          </table:table-cell>
          <table:table-cell table:style-name="ce2" office:value-type="string">
            <text:p>Significa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Longueur</text:p>
          </table:table-cell>
          <table:table-cell table:style-name="ce2" office:value-type="string">
            <text:p>Contraintes et commentaires</text:p>
          </table:table-cell>
        </table:table-row>
        <table:table-row table:style-name="ro2">
          <table:table-cell office:value-type="string">
            <text:p>livres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num_isnb</text:p>
          </table:table-cell>
          <table:table-cell office:value-type="string">
            <text:p>numéro isbn</text:p>
          </table:table-cell>
          <table:table-cell office:value-type="string">
            <text:p>numérique</text:p>
          </table:table-cell>
          <table:table-cell office:value-type="float" office:value="50">
            <text:p>50</text:p>
          </table:table-cell>
          <table:table-cell office:value-type="string">
            <text:p>identifiant </text:p>
          </table:table-cell>
        </table:table-row>
        <table:table-row table:style-name="ro2">
          <table:table-cell/>
          <table:table-cell office:value-type="string">
            <text:p>titre_livre</text:p>
          </table:table-cell>
          <table:table-cell office:value-type="string">
            <text:p>titre du livre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2">
          <table:table-cell/>
          <table:table-cell office:value-type="string">
            <text:p>prix_vente</text:p>
          </table:table-cell>
          <table:table-cell office:value-type="string">
            <text:p>prix de vente</text:p>
          </table:table-cell>
          <table:table-cell office:value-type="string">
            <text:p>monétaire</text:p>
          </table:table-cell>
          <table:table-cell/>
          <table:table-cell office:value-type="string">
            <text:p>obligatoire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auteur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m_auteur</text:p>
          </table:table-cell>
          <table:table-cell office:value-type="string">
            <text:p>nom de l'auteur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identifiant </text:p>
          </table:table-cell>
        </table:table-row>
        <table:table-row table:style-name="ro3">
          <table:table-cell/>
          <table:table-cell office:value-type="string">
            <text:p>prenom_auteur</text:p>
          </table:table-cell>
          <table:table-cell office:value-type="string">
            <text:p>prénom de l'auteur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identifiant </text:p>
          </table:table-cell>
        </table:table-row>
        <table:table-row table:style-name="ro2">
          <table:table-cell/>
          <table:table-cell office:value-type="string">
            <text:p>pseudo</text:p>
          </table:table-cell>
          <table:table-cell office:value-type="string">
            <text:p>pseudo de l'auteur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facultatif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>
            <text:p>editions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num_edition</text:p>
          </table:table-cell>
          <table:table-cell office:value-type="string">
            <text:p>numéro de l'édition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dentifiant auto-incrémenté</text:p>
          </table:table-cell>
        </table:table-row>
        <table:table-row table:style-name="ro3">
          <table:table-cell/>
          <table:table-cell office:value-type="string">
            <text:p>date_edition</text:p>
          </table:table-cell>
          <table:table-cell office:value-type="string">
            <text:p>date de l'édition</text:p>
          </table:table-cell>
          <table:table-cell office:value-type="string">
            <text:p>date</text:p>
          </table:table-cell>
          <table:table-cell/>
          <table:table-cell office:value-type="string">
            <text:p>obligatoire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nom_prix</text:p>
          </table:table-cell>
          <table:table-cell office:value-type="string">
            <text:p>nom du prix 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facultatif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librairies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num_lib</text:p>
          </table:table-cell>
          <table:table-cell office:value-type="string">
            <text:p>numéro de librairie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Identifiant <text:s/>auto-incrémenté</text:p>
          </table:table-cell>
        </table:table-row>
        <table:table-row table:style-name="ro3">
          <table:table-cell/>
          <table:table-cell office:value-type="string">
            <text:p>nom_lib</text:p>
          </table:table-cell>
          <table:table-cell office:value-type="string">
            <text:p>nom de la librairie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3">
          <table:table-cell/>
          <table:table-cell office:value-type="string">
            <text:p>adresse_lib</text:p>
          </table:table-cell>
          <table:table-cell office:value-type="string">
            <text:p>adresse de la librairie</text:p>
          </table:table-cell>
          <table:table-cell office:value-type="string">
            <text:p>alphanumérique</text:p>
          </table:table-cell>
          <table:table-cell office:value-type="float" office:value="150">
            <text:p>150</text:p>
          </table:table-cell>
          <table:table-cell office:value-type="string">
            <text:p>obligatoire</text:p>
          </table:table-cell>
        </table:table-row>
        <table:table-row table:style-name="ro3">
          <table:table-cell/>
          <table:table-cell office:value-type="string">
            <text:p>cp_lib</text:p>
          </table:table-cell>
          <table:table-cell office:value-type="string">
            <text:p>code postale de la librairie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3">
          <table:table-cell table:style-name="ce4"/>
          <table:table-cell table:style-name="ce4" office:value-type="string">
            <text:p>ville_lib</text:p>
          </table:table-cell>
          <table:table-cell table:style-name="ce4" office:value-type="string">
            <text:p>ville de la librairie</text:p>
          </table:table-cell>
          <table:table-cell table:style-name="ce4" office:value-type="string">
            <text:p>alphabétiqu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obligatoir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6/08/2020</text:date>, <text:time>14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08:28:40.68</meta:creation-date>
    <dc:date>2020-08-26T14:51:19.53</dc:date>
    <meta:editing-duration>PT6H7M8S</meta:editing-duration>
    <meta:editing-cycles>3</meta:editing-cycles>
    <meta:generator>OpenOffice/4.1.3$Win32 OpenOffice.org_project/413m1$Build-9783</meta:generator>
    <meta:document-statistic meta:table-count="3" meta:cell-count="83" meta:object-count="0"/>
  </office:meta>
</office:document-meta>
</file>